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1" draw:id="id1" draw:layer="layout" svg:width="8cm" svg:height="2.6cm" svg:x="1cm" svg:y="1cm">
          <text:p text:style-name="P1">Exploration</text:p>
        </draw:rect>
        <draw:rect draw:style-name="gr1" draw:text-style-name="P1" xml:id="id2" draw:id="id2" draw:layer="layout" svg:width="8cm" svg:height="2.6cm" svg:x="1cm" svg:y="6cm">
          <text:p text:style-name="P1">Plateforme</text:p>
        </draw:rect>
        <draw:connector draw:style-name="gr2" draw:text-style-name="P1" draw:layer="layout" svg:x1="5cm" svg:y1="3.6cm" svg:x2="5cm" svg:y2="6cm" draw:start-shape="id1" draw:start-glue-point="2" draw:end-shape="id2" draw:end-glue-point="0" svg:d="M5000 3600v24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Dubrulle</meta:initial-creator>
    <meta:creation-date>2015-11-02T16:08:45.05</meta:creation-date>
    <dc:date>2015-11-02T16:17:13.88</dc:date>
    <dc:creator>Thomas Dubrulle</dc:creator>
    <meta:editing-duration>PT8M27S</meta:editing-duration>
    <meta:editing-cycles>3</meta:editing-cycles>
    <meta:generator>OpenOffice/4.1.2$Win32 OpenOffice.org_project/412m3$Build-9782</meta:generator>
    <meta:document-statistic meta:object-count="3"/>
  </office:meta>
</office:document-meta>
</file>